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1400">
            <text:p>11400</text:p>
          </table:table-cell>
          <table:table-cell/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80000">
            <text:p>8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50700">
            <text:p>507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29300">
            <text:p>29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3000">
            <text:p>3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table:number-columns-repeated="2"/>
          <table:table-cell table:style-name="ce2" table:formula="of:=SUM([.B31:.F31])" office:value-type="float" office:value="14500">
            <text:p>14500</text:p>
          </table:table-cell>
          <table:table-cell table:formula="of:=SUM([.B56:.F56])" office:value-type="float" office:value="674.891774891775">
            <text:p>674.8917748918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Արեգ</text:p>
          </table:table-cell>
          <table:table-cell/>
          <table:table-cell office:value-type="float" office:value="25000">
            <text:p>25000</text:p>
          </table:table-cell>
          <table:table-cell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674.891774891775">
            <text:p>674.8917748918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56:.F56])" office:value-type="float" office:value="674.891774891775">
            <text:p>674.8917748918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table:number-columns-repeated="3"/>
          <table:table-cell table:formula="of:=SUM([.C56:.F56])" office:value-type="float" office:value="674.891774891775">
            <text:p>674.8917748918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674.891774891775">
            <text:p>674.8917748918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674.891774891775">
            <text:p>674.8917748918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327.272727272727">
            <text:p>327.272727272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E56])" office:value-type="float" office:value="674.891774891775">
            <text:p>674.8917748918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674.891774891775">
            <text:p>674.8917748918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D56];[.F56])" office:value-type="float" office:value="674.891774891775">
            <text:p>674.8917748918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17" office:value-type="float" office:value="0">
            <text:p>0</text:p>
          </table:table-cell>
          <table:table-cell table:formula="of:=[.F31]/23" office:value-type="float" office:value="0">
            <text:p>0</text:p>
          </table:table-cell>
          <table:table-cell/>
          <table:table-cell table:style-name="ce2" table:formula="of:=SUM([.H31:.H55])" office:value-type="float" office:value="14500">
            <text:p>145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5/11/2016</text:date>, <text:time>10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1T10:56:46</dc:date>
    <meta:editing-duration>P6DT21H3M48S</meta:editing-duration>
    <meta:editing-cycles>2412</meta:editing-cycles>
    <meta:generator>OpenOffice/4.1.1$Unix OpenOffice.org_project/411m6$Build-9775</meta:generator>
    <dc:creator>Hasmik Dabaghyan</dc:creator>
    <meta:document-statistic meta:table-count="14" meta:cell-count="5916" meta:object-count="0"/>
  </office:meta>
</office:document-meta>
</file>